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" draw:text-style-name="P1" draw:layer="layout" svg:width="5.844cm" svg:height="10.668cm" svg:x="4.598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21cm" svg:height="0.762cm" svg:x="6.275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45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02cm" svg:y="0.386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4.596cm" svg:y="8.9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8.614cm" svg:y="8.9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9.847cm" svg:y="4.396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664cm" svg:y1="1.148cm" svg:x2="8.664cm" svg:y2="2.672cm">
          <text:p/>
        </draw:line>
        <draw:line draw:style-name="gr15" draw:text-style-name="P1" draw:layer="layout" svg:x1="3.244cm" svg:y1="2.672cm" svg:x2="8.664cm" svg:y2="2.672cm">
          <text:p/>
        </draw:line>
        <draw:line draw:style-name="gr15" draw:text-style-name="P1" draw:layer="layout" svg:x1="3.244cm" svg:y1="9.784cm" svg:x2="3.244cm" svg:y2="2.672cm">
          <text:p/>
        </draw:line>
        <draw:line draw:style-name="gr15" draw:text-style-name="P1" draw:layer="layout" svg:x1="4.596cm" svg:y1="9.73cm" svg:x2="3.242cm" svg:y2="9.73cm">
          <text:p/>
        </draw:line>
        <draw:line draw:style-name="gr15" draw:text-style-name="P1" draw:layer="layout" svg:x1="6.559cm" svg:y1="8.968cm" svg:x2="6.806cm" svg:y2="8.968cm">
          <text:p/>
        </draw:line>
        <draw:line draw:style-name="gr15" draw:text-style-name="P1" draw:layer="layout" svg:x1="11.258cm" svg:y1="9.706cm" svg:x2="11.258cm" svg:y2="15.04cm">
          <text:p/>
        </draw:line>
        <draw:line draw:style-name="gr15" draw:text-style-name="P1" draw:layer="layout" svg:x1="12.466cm" svg:y1="0.762cm" svg:x2="12.466cm" svg:y2="2.286cm">
          <text:p/>
        </draw:line>
        <draw:line draw:style-name="gr15" draw:text-style-name="P1" draw:layer="layout" svg:x1="11.258cm" svg:y1="9.706cm" svg:x2="10.442cm" svg:y2="9.706cm">
          <text:p/>
        </draw:line>
        <draw:line draw:style-name="gr15" draw:text-style-name="P1" draw:layer="layout" svg:x1="11.258cm" svg:y1="15.04cm" svg:x2="12.22cm" svg:y2="15.04cm">
          <text:p/>
        </draw:line>
        <draw:line draw:style-name="gr15" draw:text-style-name="P1" draw:layer="layout" svg:x1="18.903cm" svg:y1="7.266cm" svg:x2="18.878cm" svg:y2="15.1cm">
          <text:p/>
        </draw:line>
        <draw:line draw:style-name="gr15" draw:text-style-name="P1" draw:layer="layout" svg:x1="18.903cm" svg:y1="7.266cm" svg:x2="18.087cm" svg:y2="7.266cm">
          <text:p/>
        </draw:line>
        <draw:line draw:style-name="gr15" draw:text-style-name="P1" draw:layer="layout" svg:x1="18.878cm" svg:y1="15.1cm" svg:x2="19.84cm" svg:y2="15.1cm">
          <text:p/>
        </draw:line>
        <draw:line draw:style-name="gr15" draw:text-style-name="P1" draw:layer="layout" svg:x1="11.15cm" svg:y1="2.286cm" svg:x2="12.478cm" svg:y2="2.286cm">
          <text:p/>
        </draw:line>
        <draw:line draw:style-name="gr15" draw:text-style-name="P1" draw:layer="layout" svg:x1="11.15cm" svg:y1="7.07cm" svg:x2="11.15cm" svg:y2="2.286cm">
          <text:p/>
        </draw:line>
        <draw:line draw:style-name="gr15" draw:text-style-name="P1" draw:layer="layout" svg:x1="12.15cm" svg:y1="7.112cm" svg:x2="11.15cm" svg:y2="7.112cm">
          <text:p/>
        </draw:line>
        <draw:line draw:style-name="gr15" draw:text-style-name="P1" draw:layer="layout" svg:x1="16.442cm" svg:y1="1.188cm" svg:x2="16.442cm" svg:y2="2.794cm">
          <text:p/>
        </draw:line>
        <draw:line draw:style-name="gr15" draw:text-style-name="P1" draw:layer="layout" svg:x1="19.054cm" svg:y1="2.794cm" svg:x2="16.442cm" svg:y2="2.794cm">
          <text:p/>
        </draw:line>
        <draw:line draw:style-name="gr15" draw:text-style-name="P1" draw:layer="layout" svg:x1="19.054cm" svg:y1="6.268cm" svg:x2="19.054cm" svg:y2="2.794cm">
          <text:p/>
        </draw:line>
        <draw:line draw:style-name="gr15" draw:text-style-name="P1" draw:layer="layout" svg:x1="19.84cm" svg:y1="6.268cm" svg:x2="19.054cm" svg:y2="6.268cm">
          <text:p/>
        </draw:line>
        <draw:line draw:style-name="gr15" draw:text-style-name="P1" draw:layer="layout" svg:x1="3.318cm" svg:y1="15.084cm" svg:x2="3.318cm" svg:y2="16.862cm">
          <text:p/>
        </draw:line>
        <draw:line draw:style-name="gr15" draw:text-style-name="P1" draw:layer="layout" svg:x1="4.596cm" svg:y1="15.05cm" svg:x2="3.242cm" svg:y2="15.05cm">
          <text:p/>
        </draw:line>
        <draw:line draw:style-name="gr15" draw:text-style-name="P1" draw:layer="layout" svg:x1="11.192cm" svg:y1="16.862cm" svg:x2="3.242cm" svg:y2="16.85cm">
          <text:p/>
        </draw:line>
        <draw:line draw:style-name="gr15" draw:text-style-name="P1" draw:layer="layout" svg:x1="11.138cm" svg:y1="16.814cm" svg:x2="11.138cm" svg:y2="18.338cm">
          <text:p/>
        </draw:line>
        <draw:frame draw:style-name="gr21" draw:layer="layout" svg:width="4.902cm" svg:height="0.962cm" svg:x="1.552cm" svg:y="18.338cm">
          <draw:text-box>
            <text:p>Process's CR3</text:p>
          </draw:text-box>
        </draw:frame>
        <draw:frame draw:style-name="gr21" draw:layer="layout" svg:width="1.768cm" svg:height="0.962cm" svg:x="4.607cm" svg:y="0.27cm">
          <draw:text-box>
            <text:p>CR2 </text:p>
          </draw:text-box>
        </draw:frame>
        <draw:custom-shape draw:style-name="gr14" draw:text-style-name="P1" draw:layer="layout" svg:width="4.421cm" svg:height="0.762cm" svg:x="6.296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66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23cm" svg:y="0.38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21" draw:layer="layout" svg:width="1.768cm" svg:height="0.962cm" svg:x="4.628cm" svg:y="0.27cm">
          <draw:text-box>
            <text:p>CR2 </text:p>
          </draw:text-box>
        </draw:frame>
        <draw:custom-shape draw:style-name="gr14" draw:text-style-name="P1" draw:layer="layout" svg:width="8.09cm" svg:height="0.762cm" svg:x="6.124cm" svg:y="18.36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294cm" svg:y="18.36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132cm" svg:height="0.762cm" svg:x="6.162cm" svg:y="18.366cm">
          <text:p text:style-name="P1">Directory Base P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315cm" svg:y="18.366cm">
          <text:p text:style-name="P1">Flag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4cm" svg:height="10.668cm" svg:x="12.205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12.203cm" svg:y="6.4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16.221cm" svg:y="6.4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166cm" svg:y1="6.468cm" svg:x2="14.413cm" svg:y2="6.468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4" draw:text-style-name="P1" draw:layer="layout" svg:width="5.727cm" svg:height="0.762cm" svg:x="1.425cm" svg:y="3.021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2.995cm" svg:y="3.021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616cm" svg:y="3.763cm">
          <draw:text-box>
            <text:p>0</text:p>
          </draw:text-box>
        </draw:frame>
        <draw:frame draw:style-name="gr6" draw:layer="layout" svg:width="1.205cm" svg:height="0.962cm" svg:x="0.876cm" svg:y="3.721cm">
          <draw:text-box>
            <text:p>31</text:p>
          </draw:text-box>
        </draw:frame>
        <draw:frame draw:style-name="gr6" draw:layer="layout" svg:width="1.154cm" svg:height="0.962cm" svg:x="12.677cm" svg:y="3.721cm">
          <draw:text-box>
            <text:p>11</text:p>
          </draw:text-box>
        </draw:frame>
        <draw:custom-shape draw:style-name="gr14" draw:text-style-name="P1" draw:layer="layout" svg:width="5.884cm" svg:height="0.762cm" svg:x="7.152cm" svg:y="3.021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963cm" svg:y="3.721cm">
          <draw:text-box>
            <text:p>21</text:p>
          </draw:text-box>
        </draw:frame>
        <draw:line draw:style-name="gr15" draw:text-style-name="P1" draw:layer="layout" svg:x1="4.432cm" svg:y1="3.803cm" svg:x2="4.432cm" svg:y2="5.327cm">
          <text:p/>
        </draw:line>
        <draw:line draw:style-name="gr15" draw:text-style-name="P1" draw:layer="layout" svg:x1="10.02cm" svg:y1="3.803cm" svg:x2="10.02cm" svg:y2="5.327cm">
          <text:p/>
        </draw:line>
        <draw:line draw:style-name="gr15" draw:text-style-name="P1" draw:layer="layout" svg:x1="4.431cm" svg:y1="5.334cm" svg:x2="10.032cm" svg:y2="5.327cm">
          <text:p/>
        </draw:line>
        <draw:line draw:style-name="gr15" draw:text-style-name="P1" draw:layer="layout" svg:x1="17.02cm" svg:y1="3.803cm" svg:x2="17.018cm" svg:y2="7.716cm">
          <text:p/>
        </draw:line>
        <draw:custom-shape draw:style-name="gr14" draw:text-style-name="P1" draw:layer="layout" svg:width="4.063cm" svg:height="10.668cm" svg:x="19.051cm" svg:y="6.01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012cm" svg:y1="7.716cm" svg:x2="17.018cm" svg:y2="7.716cm">
          <text:p/>
        </draw:line>
        <draw:line draw:style-name="gr15" draw:text-style-name="P1" draw:layer="layout" svg:x1="4.432cm" svg:y1="4.203cm" svg:x2="4.425cm" svg:y2="10.33cm">
          <text:p/>
        </draw:line>
        <draw:custom-shape draw:style-name="gr8" draw:text-style-name="P1" draw:layer="layout" svg:width="8.002cm" svg:height="10.668cm" svg:x="6.457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6.604cm">
          <text:p text:style-name="P1">Virtu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6.604cm">
          <text:p text:style-name="P1">Physic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9.404cm">
          <text:p text:style-name="P1">0x01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9.40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104cm">
          <text:p text:style-name="P1">0x02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104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804cm">
          <text:p text:style-name="P1">0x03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804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1.504cm">
          <text:p text:style-name="P1">0xf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1.504cm">
          <text:p text:style-name="P1">0x0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425cm" svg:y1="10.33cm" svg:x2="6.457cm" svg:y2="8.298cm">
          <text:p/>
        </draw:line>
        <draw:line draw:style-name="gr22" draw:text-style-name="P1" draw:layer="layout" svg:x1="4.425cm" svg:y1="10.33cm" svg:x2="6.457cm" svg:y2="14.394cm">
          <text:p/>
        </draw:line>
        <draw:line draw:style-name="gr15" draw:text-style-name="P1" draw:layer="layout" svg:x1="16.617cm" svg:y1="12.266cm" svg:x2="14.459cm" svg:y2="12.266cm">
          <text:p/>
        </draw:line>
        <draw:line draw:style-name="gr15" draw:text-style-name="P1" draw:layer="layout" svg:x1="16.617cm" svg:y1="16.68cm" svg:x2="16.641cm" svg:y2="12.234cm">
          <text:p/>
        </draw:line>
        <draw:line draw:style-name="gr15" draw:text-style-name="P1" draw:layer="layout" svg:x1="19.141cm" svg:y1="16.68cm" svg:x2="16.617cm" svg:y2="16.68cm">
          <text:p/>
        </draw:line>
        <draw:frame draw:style-name="gr6" draw:layer="layout" svg:width="4.723cm" svg:height="0.962cm" svg:x="1.637cm" svg:y="2.086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3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" draw:text-style-name="P1" draw:layer="layout" svg:width="8.002cm" svg:height="10.668cm" svg:x="7.746cm" svg:y="5.67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4.723cm" svg:height="0.962cm" svg:x="2.666cm" svg:y="2.34cm">
          <draw:text-box>
            <text:p>Linear Address</text:p>
          </draw:text-box>
        </draw:frame>
        <draw:custom-shape draw:style-name="gr14" draw:text-style-name="P1" draw:layer="layout" svg:width="4.002cm" svg:height="0.762cm" svg:x="7.746cm" svg:y="5.672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5.672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2.4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2.44cm">
          <text:p text:style-name="P1">0x0400</text:p>
          <draw:enhanced-geometry svg:viewBox="0 0 21600 21600" draw:type="rectangle" draw:enhanced-path="M 0 0 L 21600 0 21600 21600 0 21600 0 0 Z N"/>
        </draw:custom-shape>
        <draw:frame draw:style-name="gr25" draw:layer="layout" svg:width="2.047cm" svg:height="0.962cm" svg:x="5.746cm" svg:y="5.588cm">
          <draw:text-box>
            <text:p>Index</text:p>
          </draw:text-box>
        </draw:frame>
        <draw:custom-shape draw:style-name="gr14" draw:text-style-name="P1" draw:layer="layout" svg:width="4.002cm" svg:height="0.762cm" svg:x="7.746cm" svg:y="8.4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8.472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1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172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87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872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10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10.57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08cm" svg:height="10.668cm" svg:x="20.452cm" svg:y="5.588cm">
          <text:p text:style-name="P1">Page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5.842cm" svg:y1="8.89cm" svg:x2="4.064cm" svg:y2="8.89cm">
          <text:p/>
        </draw:line>
        <draw:line draw:style-name="gr26" draw:text-style-name="P1" draw:layer="layout" svg:x1="4.064cm" svg:y1="8.89cm" svg:x2="4.064cm" svg:y2="17.272cm">
          <text:p/>
        </draw:line>
        <draw:line draw:style-name="gr22" draw:text-style-name="P1" draw:layer="layout" svg:x1="4.064cm" svg:y1="17.272cm" svg:x2="18.35cm" svg:y2="17.272cm">
          <text:p/>
        </draw:line>
        <draw:line draw:style-name="gr22" draw:text-style-name="P1" draw:layer="layout" svg:x1="18.35cm" svg:y1="17.272cm" svg:x2="18.35cm" svg:y2="16.256cm">
          <text:p/>
        </draw:line>
        <draw:line draw:style-name="gr22" draw:text-style-name="P1" draw:layer="layout" svg:x1="18.35cm" svg:y1="16.256cm" svg:x2="20.452cm" svg:y2="16.256cm">
          <text:p/>
        </draw:line>
        <draw:line draw:style-name="gr22" draw:text-style-name="P1" draw:layer="layout" svg:x1="9.652cm" svg:y1="3.202cm" svg:x2="9.652cm" svg:y2="4.826cm">
          <text:p/>
        </draw:line>
        <draw:line draw:style-name="gr22" draw:text-style-name="P1" draw:layer="layout" svg:x1="9.652cm" svg:y1="4.826cm" svg:x2="16.764cm" svg:y2="4.826cm">
          <text:p/>
        </draw:line>
        <draw:line draw:style-name="gr22" draw:text-style-name="P1" draw:layer="layout" svg:x1="16.764cm" svg:y1="4.826cm" svg:x2="16.764cm" svg:y2="8.89cm">
          <text:p/>
        </draw:line>
        <draw:line draw:style-name="gr22" draw:text-style-name="P1" draw:layer="layout" svg:x1="16.764cm" svg:y1="8.89cm" svg:x2="15.748cm" svg:y2="8.89cm">
          <text:p/>
        </draw:line>
        <draw:line draw:style-name="gr22" draw:text-style-name="P1" draw:layer="layout" svg:x1="13.716cm" svg:y1="3.202cm" svg:x2="13.716cm" svg:y2="4.318cm">
          <text:p/>
        </draw:line>
        <draw:line draw:style-name="gr22" draw:text-style-name="P1" draw:layer="layout" svg:x1="13.716cm" svg:y1="4.318cm" svg:x2="18.166cm" svg:y2="4.318cm">
          <text:p/>
        </draw:line>
        <draw:line draw:style-name="gr22" draw:text-style-name="P1" draw:layer="layout" svg:x1="18.166cm" svg:y1="4.318cm" svg:x2="18.166cm" svg:y2="12.446cm">
          <text:p/>
        </draw:line>
        <draw:line draw:style-name="gr22" draw:text-style-name="P1" draw:layer="layout" svg:x1="18.166cm" svg:y1="12.446cm" svg:x2="20.452cm" svg:y2="12.446cm">
          <text:p/>
        </draw:line>
        <draw:frame draw:style-name="gr25" draw:layer="layout" svg:width="2.64cm" svg:height="0.962cm" svg:x="3.556cm" svg:y="3.81cm">
          <draw:text-box>
            <text:p>PID = 1</text:p>
          </draw:text-box>
        </draw:frame>
        <draw:frame draw:style-name="gr25" draw:layer="layout" svg:width="1.861cm" svg:height="0.962cm" svg:x="5.832cm" svg:y="8.372cm">
          <draw:text-box>
            <text:p>0x3ff</text:p>
          </draw:text-box>
        </draw:frame>
        <draw:frame draw:style-name="gr25" draw:layer="layout" svg:width="2.047cm" svg:height="0.962cm" svg:x="5.833cm" svg:y="9.072cm">
          <draw:text-box>
            <text:p>0x3fe</text:p>
          </draw:text-box>
        </draw:frame>
        <draw:frame draw:style-name="gr6" draw:layer="layout" svg:width="2.047cm" svg:height="0.962cm" svg:x="5.834cm" svg:y="9.772cm">
          <draw:text-box>
            <text:p>0x3fd</text:p>
          </draw:text-box>
        </draw:frame>
        <draw:frame draw:style-name="gr6" draw:layer="layout" svg:width="2.013cm" svg:height="0.962cm" svg:x="5.835cm" svg:y="10.472cm">
          <draw:text-box>
            <text:p>0x3fc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1" draw:layer="layout" svg:width="9.906cm" svg:height="0.762cm" svg:x="1.717cm" svg:y="10.62cm">
          <text:p text:style-name="P1">Selector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2cm" svg:height="0.762cm" svg:x="1.717cm" svg:y="9.858cm">
          <text:p text:style-name="P1">Offset 31..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16.94cm" svg:y="9.858cm">
          <text:p text:style-name="P1">Unuse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1.589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3.379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12.289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824cm" svg:height="0.762cm" svg:x="14.103cm" svg:y="9.864cm"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11.623cm" svg:y="10.62cm">
          <text:p text:style-name="P1">Offset 15..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.107cm" svg:y="11.362cm">
          <draw:text-box>
            <text:p>31</text:p>
          </draw:text-box>
        </draw:frame>
        <draw:frame draw:style-name="gr6" draw:layer="layout" svg:width="0.853cm" svg:height="0.962cm" svg:x="20.908cm" svg:y="11.362cm">
          <draw:text-box>
            <text:p>0</text:p>
          </draw:text-box>
        </draw:frame>
        <draw:frame draw:style-name="gr6" draw:layer="layout" svg:width="1.205cm" svg:height="0.962cm" svg:x="21.009cm" svg:y="9.062cm">
          <draw:text-box>
            <text:p>32</text:p>
          </draw:text-box>
        </draw:frame>
        <draw:frame draw:style-name="gr6" draw:layer="layout" svg:width="1.205cm" svg:height="0.962cm" svg:x="1.11cm" svg:y="9.062cm">
          <draw:text-box>
            <text:p>64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7" draw:text-style-name="P8" draw:layer="layout" svg:width="1.483cm" svg:height="1.778cm" svg:x="3.343cm" svg:y="1.00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43cm" svg:y="1.00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43cm" svg:y="1.00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26cm" svg:y1="2.024cm" svg:x2="6.35cm" svg:y2="2.024cm">
          <text:p/>
        </draw:line>
        <draw:line draw:style-name="gr28" draw:text-style-name="P8" draw:layer="layout" svg:x1="7.866cm" svg:y1="2.024cm" svg:x2="9.443cm" svg:y2="2.024cm">
          <text:p/>
        </draw:line>
        <draw:line draw:style-name="gr28" draw:text-style-name="P8" draw:layer="layout" svg:x1="10.822cm" svg:y1="2.024cm" svg:x2="12.6cm" svg:y2="3.294cm">
          <text:p/>
        </draw:line>
        <draw:custom-shape draw:style-name="gr27" draw:text-style-name="P4" draw:layer="layout" svg:width="1.309cm" svg:height="1.778cm" svg:x="12.643cm" svg:y="2.508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483cm" svg:height="1.778cm" svg:x="3.323cm" svg:y="4.18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23cm" svg:y="4.18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23cm" svg:y="4.18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06cm" svg:y1="5.204cm" svg:x2="6.33cm" svg:y2="5.204cm">
          <text:p/>
        </draw:line>
        <draw:line draw:style-name="gr28" draw:text-style-name="P8" draw:layer="layout" svg:x1="7.846cm" svg:y1="5.204cm" svg:x2="9.423cm" svg:y2="5.204cm">
          <text:p/>
        </draw:line>
        <draw:line draw:style-name="gr28" draw:text-style-name="P8" draw:layer="layout" svg:x1="10.732cm" svg:y1="5.094cm" svg:x2="12.6cm" svg:y2="3.81cm">
          <text:p/>
        </draw:line>
        <draw:frame draw:style-name="gr6" draw:layer="layout" svg:width="1.488cm" svg:height="0.962cm" svg:x="4.826cm" svg:y="1.07cm">
          <draw:text-box>
            <text:p>gcc</text:p>
          </draw:text-box>
        </draw:frame>
        <draw:frame draw:style-name="gr6" draw:layer="layout" svg:width="1.522cm" svg:height="0.962cm" svg:x="7.874cm" svg:y="1.062cm">
          <draw:text-box>
            <text:p>gas</text:p>
          </draw:text-box>
        </draw:frame>
        <draw:frame draw:style-name="gr6" draw:layer="layout" svg:width="0.993cm" svg:height="0.962cm" svg:x="11.65cm" svg:y="3.048cm">
          <draw:text-box>
            <text:p>ld</text:p>
          </draw:text-box>
        </draw:frame>
        <draw:frame draw:style-name="gr6" draw:layer="layout" svg:width="1.488cm" svg:height="0.962cm" svg:x="4.806cm" svg:y="4.242cm">
          <draw:text-box>
            <text:p>gcc</text:p>
          </draw:text-box>
        </draw:frame>
        <draw:frame draw:style-name="gr6" draw:layer="layout" svg:width="1.522cm" svg:height="0.962cm" svg:x="7.822cm" svg:y="4.218cm">
          <draw:text-box>
            <text:p>gas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14</meta:editing-cycles>
    <meta:generator>LibreOffice/4.2.6.3$Linux_X86_64 LibreOffice_project/420m0$Build-3</meta:generator>
    <dc:date>2014-09-09T09:10:52.550544903</dc:date>
    <meta:document-statistic meta:object-count="450"/>
  </office:meta>
</office:document-meta>
</file>